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316" officeooo:paragraph-rsid="0001b3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gasvaewfasvawefafaew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22:11:54.856210684</meta:creation-date>
    <dc:date>2021-05-02T22:12:13.40006124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6.0.7.3$Linux_x86 LibreOffice_project/00m0$Build-3</meta:generator>
  </office:meta>
</office:document-meta>
</file>